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1d9f46" style:font-weight-asian="bold" style:font-weight-complex="bold"/>
    </style:style>
    <style:style style:name="P5" style:family="paragraph" style:parent-style-name="Text_20_body">
      <style:text-properties style:font-name="Arial" fo:font-size="10pt" style:font-size-asian="10pt" style:font-size-complex="10pt"/>
    </style:style>
    <style:style style:name="P6" style:family="paragraph" style:parent-style-name="Text_20_body">
      <style:text-properties officeooo:paragraph-rsid="001d9f46"/>
    </style:style>
    <style:style style:name="P7" style:family="paragraph" style:parent-style-name="Text_20_body">
      <style:text-properties officeooo:paragraph-rsid="001f771c"/>
    </style:style>
    <style:style style:name="P8" style:family="paragraph" style:parent-style-name="Text_20_body">
      <style:text-properties officeooo:paragraph-rsid="00213463"/>
    </style:style>
    <style:style style:name="P9" style:family="paragraph" style:parent-style-name="Text_20_body">
      <style:text-properties officeooo:paragraph-rsid="00213cb9"/>
    </style:style>
    <style:style style:name="P10" style:family="paragraph" style:parent-style-name="Text_20_body">
      <style:text-properties officeooo:paragraph-rsid="0025f5c9"/>
    </style:style>
    <style:style style:name="P11" style:family="paragraph" style:parent-style-name="Text_20_body">
      <style:text-properties officeooo:paragraph-rsid="0036c311"/>
    </style:style>
    <style:style style:name="P12" style:family="paragraph" style:parent-style-name="Text_20_body">
      <style:text-properties officeooo:paragraph-rsid="00381429"/>
    </style:style>
    <style:style style:name="P13" style:family="paragraph" style:parent-style-name="Text_20_body">
      <style:text-properties officeooo:paragraph-rsid="0038447e"/>
    </style:style>
    <style:style style:name="P14" style:family="paragraph" style:parent-style-name="Text_20_body">
      <style:text-properties officeooo:paragraph-rsid="0038faa0"/>
    </style:style>
    <style:style style:name="P15" style:family="paragraph" style:parent-style-name="Text_20_body">
      <style:text-properties officeooo:paragraph-rsid="003a23c1"/>
    </style:style>
    <style:style style:name="P16" style:family="paragraph" style:parent-style-name="Text_20_body">
      <style:text-properties officeooo:paragraph-rsid="003cd119"/>
    </style:style>
    <style:style style:name="P17" style:family="paragraph" style:parent-style-name="Text_20_body">
      <style:text-properties officeooo:rsid="0038447e" officeooo:paragraph-rsid="00381429"/>
    </style:style>
    <style:style style:name="P18" style:family="paragraph" style:parent-style-name="Text_20_body">
      <style:text-properties officeooo:paragraph-rsid="0023e067"/>
    </style:style>
    <style:style style:name="P19" style:family="paragraph" style:parent-style-name="Text_20_body">
      <style:text-properties officeooo:paragraph-rsid="0045d811"/>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style:font-name="Arial" fo:font-size="10pt" style:font-size-asian="10pt" style:font-size-complex="10pt"/>
    </style:style>
    <style:style style:name="P22" style:family="paragraph" style:parent-style-name="Standard">
      <style:text-properties style:font-name="Arial" fo:font-size="10pt" officeooo:paragraph-rsid="001d9f46" style:font-size-asian="10pt" style:font-size-complex="10pt"/>
    </style:style>
    <style:style style:name="P23" style:family="paragraph" style:parent-style-name="Standard">
      <style:text-properties officeooo:paragraph-rsid="002ed7d3"/>
    </style:style>
    <style:style style:name="P24" style:family="paragraph" style:parent-style-name="Standard">
      <style:text-properties officeooo:paragraph-rsid="0036c311"/>
    </style:style>
    <style:style style:name="P25" style:family="paragraph" style:parent-style-name="Standard">
      <style:text-properties officeooo:rsid="0031cf33" officeooo:paragraph-rsid="0031cf33"/>
    </style:style>
    <style:style style:name="P26" style:family="paragraph" style:parent-style-name="Text_20_body">
      <style:paragraph-properties fo:break-before="page"/>
    </style:style>
    <style:style style:name="P27" style:family="paragraph" style:parent-style-name="Text_20_body">
      <style:paragraph-properties fo:margin-left="0.4925in" fo:margin-right="0in" fo:text-indent="0in" style:auto-text-indent="false"/>
      <style:text-properties style:font-name="Arial" fo:font-size="10pt" officeooo:paragraph-rsid="002a5d2a" style:font-size-asian="10pt" style:font-size-complex="10pt"/>
    </style:style>
    <style:style style:name="P28" style:family="paragraph" style:parent-style-name="Text_20_body">
      <style:paragraph-properties fo:margin-left="0.4925in" fo:margin-right="0in" fo:text-indent="0in" style:auto-text-indent="false"/>
      <style:text-properties style:font-name="Arial" fo:font-size="10pt" officeooo:rsid="0025f5c9" officeooo:paragraph-rsid="0025f5c9" style:font-size-asian="10pt" style:font-size-complex="10pt"/>
    </style:style>
    <style:style style:name="P29" style:family="paragraph" style:parent-style-name="Text_20_body">
      <style:paragraph-properties fo:margin-left="0.4925in" fo:margin-right="0in" fo:text-indent="0in" style:auto-text-indent="false"/>
      <style:text-properties style:font-name="Arial" fo:font-size="10pt" officeooo:rsid="0038faa0" officeooo:paragraph-rsid="0038faa0" style:font-size-asian="10pt" style:font-size-complex="10pt"/>
    </style:style>
    <style:style style:name="P30" style:family="paragraph" style:parent-style-name="Text_20_body">
      <style:paragraph-properties fo:margin-left="0in" fo:margin-right="0in" fo:text-indent="0in" style:auto-text-indent="false"/>
      <style:text-properties style:font-name="Times New Roman" fo:font-size="12pt" officeooo:paragraph-rsid="0025f5c9" style:font-size-asian="10.5pt" style:font-size-complex="12pt"/>
    </style:style>
    <style:style style:name="P31" style:family="paragraph" style:parent-style-name="Text_20_body">
      <style:paragraph-properties fo:margin-left="0in" fo:margin-right="0in" fo:text-indent="0in" style:auto-text-indent="false"/>
      <style:text-properties style:font-name="Times New Roman" fo:font-size="12pt" officeooo:rsid="0025f5c9" officeooo:paragraph-rsid="0025f5c9" style:font-size-asian="10.5pt" style:font-size-complex="12pt"/>
    </style:style>
    <style:style style:name="P32" style:family="paragraph" style:parent-style-name="Text_20_body">
      <style:paragraph-properties fo:margin-left="0in" fo:margin-right="0in" fo:text-indent="0in" style:auto-text-indent="false"/>
      <style:text-properties style:font-name="Times New Roman" fo:font-size="12pt" officeooo:rsid="0038faa0" officeooo:paragraph-rsid="0038faa0" style:font-size-asian="12pt" style:font-size-complex="12pt"/>
    </style:style>
    <style:style style:name="P33" style:family="paragraph" style:parent-style-name="Standard" style:list-style-name="L8">
      <style:text-properties officeooo:paragraph-rsid="0031cf33"/>
    </style:style>
    <style:style style:name="P34" style:family="paragraph" style:parent-style-name="Standard" style:list-style-name="L8">
      <style:text-properties officeooo:rsid="0031cf33" officeooo:paragraph-rsid="0031cf33"/>
    </style:style>
    <style:style style:name="P35" style:family="paragraph" style:parent-style-name="Text_20_body" style:list-style-name="L1">
      <style:paragraph-properties fo:line-height="100%"/>
    </style:style>
    <style:style style:name="P36" style:family="paragraph" style:parent-style-name="Text_20_body" style:list-style-name="L3">
      <style:paragraph-properties fo:line-height="100%"/>
    </style:style>
    <style:style style:name="P37" style:family="paragraph" style:parent-style-name="Text_20_body" style:list-style-name="L1">
      <style:paragraph-properties fo:line-height="100%"/>
      <style:text-properties fo:font-weight="normal" style:font-weight-asian="normal" style:font-weight-complex="normal"/>
    </style:style>
    <style:style style:name="P38" style:family="paragraph" style:parent-style-name="Text_20_body" style:list-style-name="L1">
      <style:paragraph-properties fo:line-height="100%"/>
      <style:text-properties fo:font-style="italic" style:font-style-asian="italic" style:font-style-complex="italic"/>
    </style:style>
    <style:style style:name="P39" style:family="paragraph" style:parent-style-name="Text_20_body" style:list-style-name="L2">
      <style:paragraph-properties fo:line-height="100%"/>
      <style:text-properties fo:font-size="10.5pt" fo:font-weight="bold" style:font-size-asian="10.5pt" style:font-weight-asian="bold" style:font-size-complex="10.5pt" style:font-weight-complex="bold"/>
    </style:style>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text-properties officeooo:paragraph-rsid="0023e067"/>
    </style:style>
    <style:style style:name="P44" style:family="paragraph" style:parent-style-name="Heading_20_1">
      <style:text-properties officeooo:rsid="002c9c57" officeooo:paragraph-rsid="002c9c57"/>
    </style:style>
    <style:style style:name="P45" style:family="paragraph" style:parent-style-name="Heading_20_1">
      <style:text-properties officeooo:paragraph-rsid="0024bc4c"/>
    </style:style>
    <style:style style:name="P46" style:family="paragraph" style:parent-style-name="Heading_20_2">
      <style:text-properties officeooo:paragraph-rsid="002d6d58"/>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Heading_20_3">
      <style:text-properties officeooo:rsid="0024bc4c"/>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d9f46" style:font-weight-asian="bold" style:font-weight-complex="bold"/>
    </style:style>
    <style:style style:name="T3" style:family="text">
      <style:text-properties fo:font-weight="bold" officeooo:rsid="0036c311" style:font-weight-asian="bold" style:font-weight-complex="bold"/>
    </style:style>
    <style:style style:name="T4" style:family="text">
      <style:text-properties fo:font-weight="bold" officeooo:rsid="0038447e" style:font-weight-asian="bold" style:font-weight-complex="bold"/>
    </style:style>
    <style:style style:name="T5" style:family="text">
      <style:text-properties fo:font-weight="bold" officeooo:rsid="0038faa0" style:font-weight-asian="bold" style:font-weight-complex="bold"/>
    </style:style>
    <style:style style:name="T6" style:family="text">
      <style:text-properties fo:font-weight="bold" officeooo:rsid="003a23c1"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fo:font-size="8pt" fo:font-style="normal" fo:font-weight="bold" style:font-size-asian="8pt" style:font-style-asian="normal" style:font-weight-asian="bold" style:font-size-complex="8pt" style:font-style-complex="normal" style:font-weight-complex="bold"/>
    </style:style>
    <style:style style:name="T9"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Arial" fo:font-size="10pt" fo:font-style="normal" fo:font-weight="normal" officeooo:rsid="001d9f46" style:font-size-asian="10pt" style:font-style-asian="normal" style:font-weight-asian="normal" style:font-size-complex="10pt" style:font-style-complex="normal" style:font-weight-complex="normal"/>
    </style:style>
    <style:style style:name="T11" style:family="text">
      <style:text-properties style:font-name="Arial" fo:font-size="10pt" fo:font-style="normal" fo:font-weight="normal" officeooo:rsid="001f771c" style:font-size-asian="10pt" style:font-style-asian="normal" style:font-weight-asian="normal" style:font-size-complex="10pt" style:font-style-complex="normal" style:font-weight-complex="normal"/>
    </style:style>
    <style:style style:name="T12" style:family="text">
      <style:text-properties style:font-name="Arial" fo:font-size="10pt" fo:font-style="normal" fo:font-weight="normal" officeooo:rsid="004716cf" style:font-size-asian="10pt" style:font-style-asian="normal" style:font-weight-asian="normal" style:font-size-complex="10pt" style:font-style-complex="normal" style:font-weight-complex="normal"/>
    </style:style>
    <style:style style:name="T13"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14" style:family="text">
      <style:text-properties style:font-name="Times New Roman" fo:font-size="12pt" fo:font-style="normal" fo:font-weight="normal" officeooo:rsid="001d9f46" style:font-size-asian="10.5pt" style:font-style-asian="normal" style:font-weight-asian="normal" style:font-size-complex="12pt" style:font-style-complex="normal" style:font-weight-complex="normal"/>
    </style:style>
    <style:style style:name="T15" style:family="text">
      <style:text-properties style:font-name="Times New Roman" fo:font-size="12pt" fo:font-style="normal" fo:font-weight="normal" officeooo:rsid="001eb7cc" style:font-size-asian="10.5pt" style:font-style-asian="normal" style:font-weight-asian="normal" style:font-size-complex="12pt" style:font-style-complex="normal" style:font-weight-complex="normal"/>
    </style:style>
    <style:style style:name="T16" style:family="text">
      <style:text-properties style:font-name="Times New Roman" fo:font-size="12pt" fo:font-style="normal" fo:font-weight="normal" officeooo:rsid="001f771c" style:font-size-asian="10.5pt" style:font-style-asian="normal" style:font-weight-asian="normal" style:font-size-complex="12pt" style:font-style-complex="normal" style:font-weight-complex="normal"/>
    </style:style>
    <style:style style:name="T17" style:family="text">
      <style:text-properties style:font-name="Times New Roman" fo:font-size="12pt" fo:font-style="normal" fo:font-weight="normal" officeooo:rsid="00213cb9" style:font-size-asian="10.5pt" style:font-style-asian="normal" style:font-weight-asian="normal" style:font-size-complex="12pt" style:font-style-complex="normal" style:font-weight-complex="normal"/>
    </style:style>
    <style:style style:name="T1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fo:font-style="normal" fo:font-weight="normal" officeooo:rsid="001d9f46" style:font-size-asian="12pt" style:font-style-asian="normal" style:font-weight-asian="normal" style:font-size-complex="12pt" style:font-style-complex="normal" style:font-weight-complex="normal"/>
    </style:style>
    <style:style style:name="T20" style:family="text">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T21" style:family="text">
      <style:text-properties style:font-name="Times New Roman" fo:font-size="12pt" fo:font-style="normal" fo:font-weight="bold" officeooo:rsid="001d9f46" style:font-size-asian="10.5pt" style:font-style-asian="normal" style:font-weight-asian="bold" style:font-size-complex="12pt" style:font-style-complex="normal" style:font-weight-complex="bold"/>
    </style:style>
    <style:style style:name="T22" style:family="text">
      <style:text-properties style:font-name="Times New Roman" fo:font-size="12pt" fo:font-style="normal" fo:font-weight="bold" officeooo:rsid="001f771c" style:font-size-asian="10.5pt" style:font-style-asian="normal" style:font-weight-asian="bold" style:font-size-complex="12pt" style:font-style-complex="normal" style:font-weight-complex="bold"/>
    </style:style>
    <style:style style:name="T23" style:family="text">
      <style:text-properties style:font-name="Times New Roman" fo:font-size="12pt" fo:font-style="normal" officeooo:rsid="001d9f46" style:font-size-asian="12pt" style:font-style-asian="normal" style:font-size-complex="12pt" style:font-style-complex="normal"/>
    </style:style>
    <style:style style:name="T24" style:family="text">
      <style:text-properties fo:font-size="10.5pt" fo:font-weight="bold" style:font-size-asian="10.5pt" style:font-weight-asian="bold" style:font-size-complex="10.5pt" style:font-weight-complex="bold"/>
    </style:style>
    <style:style style:name="T25" style:family="text">
      <style:text-properties style:text-position="super 58%"/>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officeooo:rsid="001d9f46"/>
    </style:style>
    <style:style style:name="T28" style:family="text">
      <style:text-properties officeooo:rsid="001e289c"/>
    </style:style>
    <style:style style:name="T29" style:family="text">
      <style:text-properties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officeooo:rsid="0024bc4c"/>
    </style:style>
    <style:style style:name="T32" style:family="text">
      <style:text-properties officeooo:rsid="0025f5c9"/>
    </style:style>
    <style:style style:name="T33" style:family="text">
      <style:text-properties officeooo:rsid="0027cc26"/>
    </style:style>
    <style:style style:name="T34" style:family="text">
      <style:text-properties officeooo:rsid="0028b733"/>
    </style:style>
    <style:style style:name="T35" style:family="text">
      <style:text-properties officeooo:rsid="00296254"/>
    </style:style>
    <style:style style:name="T36" style:family="text">
      <style:text-properties officeooo:rsid="002a5d2a"/>
    </style:style>
    <style:style style:name="T37" style:family="text">
      <style:text-properties officeooo:rsid="002ac778"/>
    </style:style>
    <style:style style:name="T38" style:family="text">
      <style:text-properties officeooo:rsid="002b2bba"/>
    </style:style>
    <style:style style:name="T39" style:family="text">
      <style:text-properties officeooo:rsid="002e9d48"/>
    </style:style>
    <style:style style:name="T40" style:family="text">
      <style:text-properties officeooo:rsid="002ed7d3"/>
    </style:style>
    <style:style style:name="T41" style:family="text">
      <style:text-properties officeooo:rsid="0030bbb5"/>
    </style:style>
    <style:style style:name="T42" style:family="text">
      <style:text-properties fo:language="en" fo:country="US" officeooo:rsid="0030bbb5"/>
    </style:style>
    <style:style style:name="T43" style:family="text">
      <style:text-properties officeooo:rsid="00339834"/>
    </style:style>
    <style:style style:name="T44" style:family="text">
      <style:text-properties officeooo:rsid="00362369"/>
    </style:style>
    <style:style style:name="T45" style:family="text">
      <style:text-properties officeooo:rsid="00381429"/>
    </style:style>
    <style:style style:name="T46" style:family="text">
      <style:text-properties officeooo:rsid="0038447e"/>
    </style:style>
    <style:style style:name="T47" style:family="text">
      <style:text-properties officeooo:rsid="0038faa0"/>
    </style:style>
    <style:style style:name="T48" style:family="text">
      <style:text-properties officeooo:rsid="003a23c1"/>
    </style:style>
    <style:style style:name="T49" style:family="text">
      <style:text-properties officeooo:rsid="003a82c9"/>
    </style:style>
    <style:style style:name="T50" style:family="text">
      <style:text-properties officeooo:rsid="003cd119"/>
    </style:style>
    <style:style style:name="T51" style:family="text">
      <style:text-properties officeooo:rsid="003e2308"/>
    </style:style>
    <style:style style:name="T52" style:family="text">
      <style:text-properties officeooo:rsid="0040292b"/>
    </style:style>
    <style:style style:name="T53" style:family="text">
      <style:text-properties officeooo:rsid="0041f95b"/>
    </style:style>
    <style:style style:name="T54" style:family="text">
      <style:text-properties officeooo:rsid="0042f15b"/>
    </style:style>
    <style:style style:name="T55" style:family="text">
      <style:text-properties officeooo:rsid="0044774d"/>
    </style:style>
    <style:style style:name="T56" style:family="text">
      <style:text-properties officeooo:rsid="0046c142"/>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nimal OpenRISC System on Chip</text:p>
      <text:p text:style-name="Title">FAQ</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8">MinSoC<text:tab/>2</text:p>
          <text:p text:style-name="P47">Adaptation<text:tab/>2</text:p>
          <text:p text:style-name="P50">How to adapt the firmware to my implementation?<text:tab/>2</text:p>
          <text:p text:style-name="P50">How to configure the simulation<text:tab/>2</text:p>
          <text:p text:style-name="P50">Is it possible to debug the simulation as I debug the firmware running on my board?<text:tab/>3</text:p>
          <text:p text:style-name="P50">My device is full, can I reduce the used logic of the SoC?<text:tab/>3</text:p>
          <text:p text:style-name="P47">Problems<text:tab/>4</text:p>
          <text:p text:style-name="P50">I have generate bench errors, what happened?<text:tab/>4</text:p>
          <text:p text:style-name="P50">MinSoC firmwares won't compile.<text:tab/>5</text:p>
          <text:p text:style-name="P47">Tweaks<text:tab/>5</text:p>
          <text:p text:style-name="P50">I want my design to automatically initialize my firmware on power-up, how do I do that?<text:tab/>5</text:p>
          <text:p text:style-name="P50">I want to compile my firmware independent of MinSoC library but it does not work, what am I doing wrong?<text:tab/>6</text:p>
          <text:p text:style-name="P50">How to include a 8 bit module to the SoC? <text:tab/>7</text:p>
          <text:p text:style-name="P48">Advanced Debug System<text:tab/>8</text:p>
          <text:p text:style-name="P47">Problems<text:tab/>8</text:p>
          <text:p text:style-name="P50">I have problems compiling the adv_jtag_bridge, what is going on?<text:tab/>8</text:p>
          <text:p text:style-name="P50">Adv_jtag_bridge does not connect to my cable, why?<text:tab/>8</text:p>
          <text:p text:style-name="P50">Adv_jtag_bridge does not enumerate my device, why?<text:tab/>10</text:p>
          <text:p text:style-name="P50">Adv_jtag_bridge self test fails?<text:tab/>11</text:p>
          <text:p text:style-name="P50">GDB reports “Value being assigned to is no longer active.”, what happened?<text:tab/>11</text:p>
          <text:p text:style-name="P50">Adv_jtag_bridge “Ignoring packet error, continuing... “ problem:<text:tab/>12</text:p>
          <text:p text:style-name="P50">Cannot step through instructions after breakpoints, what to do?<text:tab/>13</text:p>
          <text:p text:style-name="P47">Tweaks<text:tab/>13</text:p>
          <text:p text:style-name="P50">I'm running adv_jtag_bridge under Linux. How do I use adv_jtag_bridge with xpc3 or xess cables in non-privileged mode?<text:tab/>13</text:p>
        </text:index-body>
      </text:table-of-content>
      <text:p text:style-name="Text_20_body"/>
      <text:p text:style-name="P26"/>
      <text:h text:style-name="P44" text:outline-level="1">MinSoC</text:h>
      <text:h text:style-name="Heading_20_2" text:outline-level="2">Adaptation</text:h>
      <text:h text:style-name="Heading_20_3" text:outline-level="3">How to adapt the firmware to my implementation?</text:h>
      <text:p text:style-name="Text_20_body">Answer:</text:p>
      <text:list xml:id="list425462163" text:style-name="L1">
        <text:list-item text:start-value="1">
          <text:p text:style-name="P35">edit minsoc/sw/support/orp.ld line 14 LENGTH = 0x00006E00 to</text:p>
          <text:list>
            <text:list-item>
              <text:p text:style-name="P35">your memory amount in Bytes<draw:frame draw:style-name="fr1" draw:name="Object2" text:anchor-type="as-char" svg:width="1.248in" svg:height="0.2075in" draw:z-index="0"><draw:object xlink:href="./Object 1" xlink:type="simple" xlink:show="embed" xlink:actuate="onLoad"/><draw:image xlink:href="./ObjectReplacements/Object 1" xlink:type="simple" xlink:show="embed" xlink:actuate="onLoad"/><svg:desc>formula</svg:desc></draw:frame>, where MEMORYADRWIDTH is defined in `define MEMORY_ADR_WIDTH in “minsoc/rtl/verilog/minsoc_defines.v”</text:p>
            </text:list-item>
          </text:list>
        </text:list-item>
      </text:list>
      <text:p text:style-name="P1"><text:tab/><text:tab/><draw:frame draw:style-name="fr1" draw:name="Object3" text:anchor-type="as-char" svg:width="1.248in" svg:height="0.2075in" draw:z-index="1"><draw:object xlink:href="./Object 2" xlink:type="simple" xlink:show="embed" xlink:actuate="onLoad"/><draw:image xlink:href="./ObjectReplacements/Object 2" xlink:type="simple" xlink:show="embed" xlink:actuate="onLoad"/><svg:desc>formula</svg:desc></draw:frame>minus ORIGIN = 0x00001200 </text:p>
      <text:p text:style-name="P1"><text:tab/><text:tab/>(e.g. 4*2^13 = 32,768 Bytes = 0x8000 | LENGTH = 0x8000 – 0x1200 = 0x6E00)</text:p>
      <text:list xml:id="list1194659776" text:continue-numbering="true" text:style-name="L1">
        <text:list-item>
          <text:p text:style-name="P35">select your STACK size on “minsoc/sw/support/board.h” line 16 #define STACK_SIZE <text:s text:c="5"/>0x01000</text:p>
          <text:list>
            <text:list-item>
              <text:p text:style-name="P35">change your IN_CLK if not using 25000000 (25MHz)</text:p>
            </text:list-item>
          </text:list>
        </text:list-item>
      </text:list>
      <text:p text:style-name="P1"/>
      <text:h text:style-name="Heading_20_3" text:outline-level="3">How to configure the simulation</text:h>
      <text:p text:style-name="P3">Answer:</text:p>
      <text:list xml:id="list1627621248" text:continue-list="list1194659776" text:style-name="L1">
        <text:list-item text:start-value="1">
          <text:p text:style-name="P35">configure your system: “minsoc/rtl/verilog/minsoc_defines.v”</text:p>
          <text:list>
            <text:list-item>
              <text:p text:style-name="P37">You can uncomment ETHERNET on “minsoc_defines.v” to input data to the SoC's Ethernet interface and read data from it.</text:p>
            </text:list-item>
          </text:list>
        </text:list-item>
        <text:list-item>
          <text:p text:style-name="P35">configure “minsoc/bench/verilog/minsoc_bench_defines.v”</text:p>
          <text:list>
            <text:list-item>
              <text:p text:style-name="P35">Your testbench will use a memory model, not actually the same memory controller the implementation uses. This enables the option “`define INITIALIZE_MEMORY_MODEL”, where the firmware is loaded to the memory before testbench start. </text:p>
            </text:list-item>
            <text:list-item>
              <text:p text:style-name="P35">You may use the actual implementation memory:</text:p>
              <text:list>
                <text:list-item>
                  <text:p text:style-name="P35">comment “`define INITIALIZE_MEMORY_MODEL”</text:p>
                </text:list-item>
                <text:list-item>
                  <text:p text:style-name="P35">edit “minsoc/sim/run/generate_bench”</text:p>
                  <text:list>
                    <text:list-item>
                      <text:p text:style-name="P35">substitute “../bin/minsoc_model.txt” for “../bin/minsoc_memory.txt”</text:p>
                    </text:list-item>
                  </text:list>
                </text:list-item>
                <text:list-item>
                  <text:p text:style-name="P35">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35">Modify testbench as you please. </text:p>
          <text:p text:style-name="P38">Please refer to “minsoc.pdf” chapter 4 Simulation for more information. </text:p>
        </text:list-item>
      </text:list>
      <text:p text:style-name="P1"><text:soft-page-break/></text:p>
      <text:h text:style-name="Heading_20_3" text:outline-level="3">Is it possible to debug the simulation as I debug the firmware running on my board?</text:h>
      <text:p text:style-name="P1"><text:span text:style-name="T1">Answer:</text:span> Yes</text:p>
      <text:p text:style-name="Text_20_body">Open 3 terminals:</text:p>
      <text:list xml:id="list1671887537" text:continue-list="list1627621248" text:style-name="L1">
        <text:list-item text:start-value="1">
          <text:p text:style-name="P35">terminal 1: from minsoc/sim/run/</text:p>
          <text:list>
            <text:list-item>
              <text:p text:style-name="P35">./generate_bench</text:p>
            </text:list-item>
            <text:list-item>
              <text:p text:style-name="P35">./run_bench &lt;your_firmware.hex&gt;</text:p>
              <text:list>
                <text:list-item>
                  <text:p text:style-name="P35">./run_bench ../../sw/uart/uart-nocache-twobyte-sizefirst.hex</text:p>
                </text:list-item>
              </text:list>
            </text:list-item>
          </text:list>
        </text:list-item>
        <text:list-item>
          <text:p text:style-name="P35">terminal 2: from minsoc/sim/run</text:p>
          <text:list>
            <text:list-item>
              <text:p text:style-name="P35">./start_server</text:p>
            </text:list-item>
          </text:list>
        </text:list-item>
        <text:list-item>
          <text:p text:style-name="P35">terminal 3: at minsoc/sw/uart</text:p>
          <text:list>
            <text:list-item>
              <text:p text:style-name="P35">or32-elf-gdb uart-nocache.or32</text:p>
            </text:list-item>
            <text:list-item>
              <text:p text:style-name="P35">target remote :9999</text:p>
            </text:list-item>
            <text:list-item>
              <text:p text:style-name="P35">load<text:tab/></text:p>
              <text:list>
                <text:list-item>
                  <text:p text:style-name="P35">if you have INITIALIZE_MEMORY_MODEL enabled you don't have to do this</text:p>
                </text:list-item>
                <text:list-item>
                  <text:p text:style-name="P35">if you have START_UP and waited for the message: “Memory start-up completed...” you also don't need this</text:p>
                </text:list-item>
              </text:list>
            </text:list-item>
            <text:list-item>
              <text:p text:style-name="P35">set $pc=0x100</text:p>
            </text:list-item>
            <text:list-item>
              <text:p text:style-name="P35">c</text:p>
            </text:list-item>
          </text:list>
        </text:list-item>
      </text:list>
      <text:p text:style-name="P1"/>
      <text:h text:style-name="Heading_20_3" text:outline-level="3">My device is full, can I reduce the used logic of the SoC?</text:h>
      <text:p text:style-name="Text_20_body"><text:span text:style-name="T1">Answer:</text:span> yes</text:p>
      <text:list xml:id="list1591251974" text:continue-list="list1671887537" text:style-name="L1">
        <text:list-item text:start-value="1">
          <text:p text:style-name="P35">configure minsoc/rtl/verilog/or1200/rtl/verilog/or1200_defines.v <text:s/>(recommended values for different devices under synthesis_examples.pdf)</text:p>
          <text:list>
            <text:list-item>
              <text:p text:style-name="P35">Target FPGA memories (OR1200_XILINX_RAMB16 for Xilinx, Spartan 3 and above, OR1200_ALTERA_LPM for all Altera)</text:p>
            </text:list-item>
          </text:list>
        </text:list-item>
      </text:list>
      <text:p text:style-name="P1"><text:tab/> <text:s text:c="5"/><text:span text:style-name="T24">(if you do this, check: I have generate bench errors, what happened?)</text:span></text:p>
      <text:list xml:id="list2140061121" text:continue-numbering="true" text:style-name="L1">
        <text:list-item>
          <text:list>
            <text:list-item>
              <text:p text:style-name="P35">Type of register file RAM (OR1200_RFRAM_GENERIC, OR1200_RFRAM_TWOPORT or <text:span text:style-name="T7">OR1200_RFRAM_DUALPORT</text:span>) (dual port is supported by Xilinx BRAM and Altera)</text:p>
            </text:list-item>
          </text:list>
        </text:list-item>
      </text:list>
      <text:list xml:id="list607274752" text:style-name="L2">
        <text:list-item>
          <text:list>
            <text:list-item>
              <text:list>
                <text:list-header>
                  <text:p text:style-name="P39">(select only one of the three)</text:p>
                </text:list-header>
              </text:list>
            </text:list-item>
          </text:list>
        </text:list-item>
      </text:list>
      <text:list xml:id="list1012219484" text:style-name="L3">
        <text:list-item>
          <text:list>
            <text:list-item>
              <text:list>
                <text:list-item>
                  <text:p text:style-name="P36"><text:span text:style-name="T26">if Altera: include `define OR1200_ALTERA_LPM_XXX (right under `define </text:span><text:span text:style-name="T26">OR1200_ALTERA_LPM if you wish)</text:span></text:p>
                </text:list-item>
              </text:list>
            </text:list-item>
          </text:list>
        </text:list-item>
      </text:list>
      <text:list xml:id="list972302926" text:continue-list="list2140061121" text:style-name="L1">
        <text:list-item>
          <text:list>
            <text:list-item>
              <text:p text:style-name="P37">comment `define OR1200_PM_IMPLEMENTED</text:p>
            </text:list-item>
            <text:list-item>
              <text:p text:style-name="P37"><text:soft-page-break/>If not using Linux you can:</text:p>
              <text:list>
                <text:list-item>
                  <text:p text:style-name="P37">uncomment `define OR1200_NO_DC</text:p>
                </text:list-item>
                <text:list-item>
                  <text:p text:style-name="P37">uncomment `define OR1200_NO_IC</text:p>
                </text:list-item>
                <text:list-item>
                  <text:p text:style-name="P37">uncomment `define OR1200_NO_DMMU</text:p>
                </text:list-item>
                <text:list-item>
                  <text:p text:style-name="P37">uncomment `define OR1200_NO_IMMU</text:p>
                </text:list-item>
                <text:list-item>
                  <text:p text:style-name="P37">comment out `define OR1200_CFGR_IMPLEMENTED</text:p>
                </text:list-item>
              </text:list>
            </text:list-item>
            <text:list-item>
              <text:p text:style-name="P37">If you don't need multiplication, mac operations or divisions</text:p>
              <text:list>
                <text:list-item>
                  <text:p text:style-name="P37">comment out `define OR1200_MULT_IMPLEMENTED</text:p>
                </text:list-item>
                <text:list-item>
                  <text:p text:style-name="P37">comment out `define OR1200_MAC_IMPLEMENTED</text:p>
                </text:list-item>
                <text:list-item>
                  <text:p text:style-name="P37">comment out `define OR1200_DIV_IMPLEMENTED</text:p>
                </text:list-item>
              </text:list>
            </text:list-item>
          </text:list>
        </text:list-item>
      </text:list>
      <text:p text:style-name="P2"><text:tab/><text:tab/><text:span text:style-name="T24">(If you do this, change sw/support/Makefile.inc line 7: GCC_OPT=-mhard-mul -g to GCC_OPT=-msoft-mul -g)</text:span></text:p>
      <text:p text:style-name="P20"/>
      <text:h text:style-name="Heading_20_2" text:outline-level="2">Problems</text:h>
      <text:h text:style-name="Heading_20_3" text:outline-level="3">I have generate bench errors, what happened?</text:h>
      <text:p text:style-name="P3">Answer:</text:p>
      <text:p text:style-name="Text_20_body"><text:span text:style-name="T9">foo@ubuntu:~/minsoc/sim/run$ ./generate_bench <text:line-break/>../../bench/verilog/minsoc_bench.v:590: error: Could not find variable ``minsoc_top_0.or1200_top.or1200_cpu.or1200_rf.rf_a.ramb16_s36_s36.mem</text:span><text:span text:style-name="Emphasis"><text:span text:style-name="T9">'' in ``minsoc_bench.init_fpga_memory'' <text:line-break/>../../bench/verilog/minsoc_bench.v:591: error: Could not find variable ``minsoc_top_0.or1200_top.or1200_cpu.or1200_rf.rf_b.ramb16_s36_s36.mem'' in ``minsoc_bench.init_fpga_memory'' <text:line-break/>2 error(s) during elaboration. <text:line-break/>foo@ubuntu:~/minsoc/sim/run$ </text:span></text:span></text:p>
      <text:p text:style-name="Text_20_body"><text:span text:style-name="Emphasis"><text:span text:style-name="T8"/></text:span></text:p>
      <text:p text:style-name="Text_20_body"><text:span text:style-name="Emphasis"><text:span text:style-name="T13">You tried to use the Xilinx RAM or your specific memory, by uncommenting the 'define OR1200_XILINX_RAMB16 or others in the minsoc/rtl/verilog/or1200/rtl/verilog/or1200_defines.v file.</text:span></text:span></text:p>
      <text:p text:style-name="Text_20_body"><text:span text:style-name="Emphasis"><text:span text:style-name="T13">On or1200_r3 the register file, or1200_rf.v, always instantiates a generic memory for DUAL PORT RAM. Previously it instantiated a target specific or generic memory depending on your sets of or1200_defines.v. <text:line-break/>Since the CPU does not work if the registers aren't set to zero previous to simulation start, my testbench especifically set the memory content of the registers to zero, before simulation start. I didn't try to find out why this is like that, I only noticed it was that way. <text:line-break/>First, I commented out the initialization for dual port RAM to test if the new memory would work. The simulation failed as it did before. <text:line-break/></text:span></text:span><text:span text:style-name="Emphasis"><text:span text:style-name="T13">I could include a new initialization for the new memory. Because the new memory is generic and I believe target specific memory should be used whenever possible, I'd recommend you to switch it back to the way it was before and not to touch the memory initializations: <text:line-break/><text:line-break/></text:span></text:span><text:soft-page-break/><text:span text:style-name="Emphasis"><text:span text:style-name="T13">On or1200_rf.v: lines 304 and 280 edit this way: </text:span></text:span></text:p>
      <text:p text:style-name="Text_20_body"><text:span text:style-name="Emphasis"><text:span text:style-name="T13"><text:line-break/></text:span></text:span><text:span text:style-name="Emphasis"><text:span text:style-name="T18">line 304:</text:span></text:span><text:span text:style-name="Emphasis"><text:span text:style-name="T9"> <text:line-break/>or1200_dpram_32x32 <text:line-break/>rf_b <text:line-break/>( <text:line-break/>.rst_a(rst), <text:line-break/>.rst_b(rst), <text:line-break/>.oe_a(1'b1), <text:line-break/>// Port A <text:line-break/>.clk_a(clk), <text:line-break/>.ce_a(rf_enb), <text:line-break/>... </text:span></text:span></text:p>
      <text:p text:style-name="Text_20_body"><text:span text:style-name="Emphasis"><text:span text:style-name="T9"><text:line-break/></text:span></text:span><text:span text:style-name="Emphasis"><text:span text:style-name="T18">line 280:</text:span></text:span><text:span text:style-name="Emphasis"><text:span text:style-name="T9"> <text:line-break/>/* or1200_dpram # <text:line-break/>( <text:line-break/>.aw(5), <text:line-break/>.dw(32) <text:line-break/>)*/ <text:line-break/>or1200_dpram_32x32 <text:line-break/>rf_a <text:line-break/>( <text:line-break/>.rst_a(rst), <text:line-break/>.rst_b(rst), <text:line-break/>.oe_a(1'b1), <text:line-break/>// Port A <text:line-break/>.clk_a(clk), <text:line-break/>.ce_a(rf_ena), <text:line-break/>... </text:span></text:span><text:span text:style-name="Emphasis"><text:span text:style-name="T13"><text:line-break/><text:line-break/>This might be a typo or maybe a work around for something else. That's something the OpenRISC developers have to tell us. It is remarkable that both, OR1200_RFRAM_GENERIC and OR1200_TWOPORT are exactly the way there were before. However, the OR1200_RFRAM_DUALPORT uses now a new module, which is basically an adaptation of the OR1200_RFRAM_GENERIC one, but with DUALPORT, of course. </text:span></text:span></text:p>
      <text:p text:style-name="Text_20_body"><text:span text:style-name="Emphasis"><text:span text:style-name="T13"/></text:span></text:p>
      <text:h text:style-name="Heading_20_3" text:outline-level="3">MinSoC firmwares won't compile.</text:h>
      <text:p text:style-name="Text_20_body"><text:span text:style-name="T1">Answer:</text:span> all sw from minsoc has been compiled with the regular GNU toolchain installed by the script under <text:a xlink:type="simple" xlink:href="http://www.opencores.org/openrisc,gnu_toolchain" office:target-frame-name="_blank" xlink:show="new">http://www.opencores.org/openrisc,gnu_toolchain</text:a> . Therefore it uses uClibc not newlib. <text:s/>Precisely that might be your error. </text:p>
      <text:p text:style-name="Text_20_body"><text:span text:style-name="Emphasis"><text:span text:style-name="T13"/></text:span></text:p>
      <text:h text:style-name="Heading_20_2" text:outline-level="2">Tweaks</text:h>
      <text:h text:style-name="Heading_20_3" text:outline-level="3"><text:span text:style-name="Emphasis"><text:span text:style-name="T29">I want my design to automatically initialize my firmware on power-up, how do I do that?</text:span></text:span></text:h>
      <text:p text:style-name="Text_20_body"><text:span text:style-name="Emphasis"><text:span text:style-name="T20">Answer:</text:span></text:span><text:span text:style-name="Emphasis"><text:span text:style-name="T13"> Nowadays there are 3 options to do that:</text:span></text:span></text:p>
      <text:list xml:id="list392663925" text:style-name="L4">
        <text:list-item>
          <text:p text:style-name="P40"><text:soft-page-break/><text:span text:style-name="Emphasis"><text:span text:style-name="T13">MinSoC comprehends the standard of them which is based on the project OR1k Start-up from OpenCores. At system power-up the CPU's program counter is jumped to the OR1k Start-up </text:span></text:span><text:span text:style-name="Emphasis"><text:span text:style-name="T13">module by a Start-up Starter module (inside of minsoc_top.v). <text:s/>The OR1k Start-up contains a hardwired code which reads the data from a SPI memory and copy it to main memory. The amount of data copied is decided upon reading of the first 32 bits of the SPI memory, which must contain the firmware's size. After the code has been completely copied, it restarts the CPU. </text:span></text:span></text:p>
          <text:p text:style-name="P40"><text:span text:style-name="Emphasis"><text:span text:style-name="T13">To use this, all you have to do is uncomment “`define START_UP” from “minsoc_defines.v”. Don't forget to load the hex file created by the project's Makefiles into the SPI memory, so actually your firmware is copied to the main memory. The hex file is created from the or32 executable by the project's existing Makefiles. </text:span></text:span></text:p>
          <text:p text:style-name="P40"><text:span text:style-name="Emphasis"><text:span text:style-name="T13">Everytime the firmware is updated it has to be uploaded to the SPI memory. </text:span></text:span></text:p>
          <text:p text:style-name="P40"><text:span text:style-name="Emphasis"><text:span text:style-name="T13">You can read about it in more detail in the minsoc.pdf file chapter 2.3 Start-Up Modules.</text:span></text:span></text:p>
          <text:p text:style-name="P40"><text:span text:style-name="Emphasis"><text:span text:style-name="T20">Advantages: </text:span></text:span><text:span text:style-name="Emphasis"><text:span text:style-name="T13">works with any memory type. The speed will be the speed needed by the memory programmer to program the external SPI memory. After that you press the reset button and the firmware will be loaded from the SPI memory by the system. It will then be run. <text:line-break/></text:span></text:span><text:span text:style-name="Emphasis"><text:span text:style-name="T20">Drawback: </text:span></text:span><text:span text:style-name="Emphasis"><text:span text:style-name="T13">no debugging, somewhat bigger SoC, required onboard SPI flash. </text:span></text:span></text:p>
        </text:list-item>
        <text:list-item>
          <text:p text:style-name="P40"><text:span text:style-name="Emphasis"><text:span text:style-name="T13">A Xilinx approach has been implemented by Ravi Kumar. A similar Altera approach has been implemented by “sotusotu”. This approach creates a memory initialization file off the firmware executable file, which is then linked to “minsoc_onchip_ram_top.v”. </text:span></text:span></text:p>
          <text:p text:style-name="P40"><text:span text:style-name="Emphasis"><text:span text:style-name="T13">Everytime the firmware is changed the synthesizer and P&amp;R must be run for the SoC. </text:span></text:span></text:p>
          <text:p text:style-name="P40"><text:span text:style-name="Emphasis"><text:span text:style-name="T13">Link Xilinx: </text:span></text:span><text:a xlink:type="simple" xlink:href="http://opencores.org/forum,OpenRISC,0,3628,0"><text:span text:style-name="Emphasis"><text:span text:style-name="T13">http://opencores.org/forum,OpenRISC,0,3628,0</text:span></text:span></text:a><text:span text:style-name="Emphasis"><text:span text:style-name="T13"> post 9.</text:span></text:span></text:p>
          <text:p text:style-name="P40"><text:span text:style-name="Emphasis"><text:span text:style-name="T13">Link Altera: </text:span></text:span><text:a xlink:type="simple" xlink:href="http://opencores.org/forum,OpenRISC,0,3749"><text:span text:style-name="Emphasis"><text:span text:style-name="T13">http://opencores.org/forum,OpenRISC,0,3749</text:span></text:span></text:a><text:span text:style-name="Emphasis"><text:span text:style-name="T13"> post 5.</text:span></text:span></text:p>
          <text:p text:style-name="P40"><text:span text:style-name="Emphasis"><text:span text:style-name="T20">Advantages:</text:span></text:span><text:span text:style-name="Emphasis"><text:span text:style-name="T13"> once you have a target firmware, it will be on RAM right after FPGA configuration. <text:line-break/></text:span></text:span><text:span text:style-name="Emphasis"><text:span text:style-name="T20">Drawbacks:</text:span></text:span><text:span text:style-name="Emphasis"><text:span text:style-name="T13"> you have to re-synthesize, re-place&amp;Route to create the bitfile with the firmware, no debugging, only works with onchip-RAM. </text:span></text:span></text:p>
        </text:list-item>
        <text:list-item>
          <text:p text:style-name="P40"><text:span text:style-name="Emphasis"><text:span text:style-name="T13">The XSOC project has yet another approach to pre-initialize the memory with a firmware. They have created a Perl script, that update the SoC resulting bitfile substituting the memory initialization with the target firmware. </text:span></text:span></text:p>
          <text:p text:style-name="P40"><text:span text:style-name="Emphasis"><text:span text:style-name="T13">The difference to approach 2 is that approach 2 requires new run of the synthesizer &amp; P&amp;R in order to exchange the firmware, while this directly updates the bitfile result of that very process. After that only a FPGA configuration is necessary to have the new firmware. </text:span></text:span></text:p>
          <text:p text:style-name="P40"><text:span text:style-name="Emphasis"><text:span text:style-name="T13">Link: </text:span></text:span><text:a xlink:type="simple" xlink:href="http://pm.stu.cn.ua/wiki/10/Getting_started"><text:span text:style-name="Emphasis"><text:span text:style-name="T13">http://pm.stu.cn.ua/wiki/10/Getting_started</text:span></text:span></text:a><text:span text:style-name="Emphasis"><text:span text:style-name="T13"> “Updating bitstream with new software”</text:span></text:span></text:p>
          <text:p text:style-name="P40"><text:span text:style-name="Emphasis"><text:span text:style-name="T20">Advantages:</text:span></text:span><text:span text:style-name="Emphasis"><text:span text:style-name="T13"> high speed,on RAM right after FPGA configuration. <text:line-break/></text:span></text:span><text:span text:style-name="Emphasis"><text:span text:style-name="T20">Drawbacks:</text:span></text:span><text:span text:style-name="Emphasis"><text:span text:style-name="T13"> no debugging, only works with onchip-RAM. </text:span></text:span></text:p>
        </text:list-item>
      </text:list>
      <text:p text:style-name="Text_20_body"><text:span text:style-name="Emphasis"><text:span text:style-name="T13"/></text:span></text:p>
      <text:h text:style-name="Heading_20_3" text:outline-level="3">I want to compile my firmware independent of MinSoC library but it does not work, what am I doing wrong?</text:h>
      <text:p text:style-name="Text_20_body">Short example: user “ag1986” says: “test.c </text:p>
      <text:p text:style-name="P5">#include stdio.h <text:line-break/><text:soft-page-break/>int main() <text:line-break/>{int a,b,c; <text:line-break/>a=5;b=10; <text:line-break/>c=a+b; <text:line-break/>} </text:p>
      <text:p text:style-name="Text_20_body">binary generation: “or32-elf-gcc test.c -o test.or32”</text:p>
      <text:p text:style-name="Text_20_body">simulating using “or1k-sim: or32-elf-sim -f sim.cfg --enable-profile test.or32” does not work.”</text:p>
      <text:p text:style-name="Text_20_body"><text:span text:style-name="T1">Answer:</text:span> You need a "bootloader" in order to make your software work. </text:p>
      <text:p text:style-name="Text_20_body"><text:line-break/>I will try to clearly explain its task in the following lines by comparing it to you running a program on your own operating system. <text:line-break/><text:line-break/>When you type in the "linux shell" "ls" or "dir" in "windows command prompt", the operating system creates a new process for this program; set a runnable environment for it, with stack, registers and memory; and then at some point set the program counter to the start of your program. (<text:a xlink:type="simple" xlink:href="http://en.wikipedia.org/wiki/Process_fork%29." office:target-frame-name="_blank" xlink:show="new">http://en.wikipedia.org/wiki/Process_fork).</text:a> <text:line-break/><text:line-break/>The key points here are, you are creating a binary which: <text:line-break/>-does not have any information about position in memory <text:line-break/>-you are not initializing a stack <text:line-break/>-you are not initializing registers <text:line-break/>-you are not saying how much memory is available <text:line-break/><text:line-break/>And without these, your software will simply not work. For instance, if your binary will be located starting at address 0x00, your software will not be ever executed from the beginning by the OpenRISC since it resets to 0x100 and go then onwards until memory finishes. <text:line-break/><text:line-break/>So, how do I solve this? Generally you cannot directly set registers in C, so you actually need sort of a C assembly mix and then link them together. Furthermore a linker script is used to create memory spaces so you can actually organize the memory dividing data from instruction, exceptions from code and so on. </text:p>
      <text:p text:style-name="Text_20_body">In the link below you find a small Makefile project with a bootloader and explanation to it in the 5<text:span text:style-name="T25">th</text:span> post. </text:p>
      <text:p text:style-name="Text_20_body">Link: <text:a xlink:type="simple" xlink:href="http://opencores.org/forum,OpenRISC,0,3598">http://opencores.org/forum,OpenRISC,0,3598</text:a> </text:p>
      <text:p text:style-name="Text_20_body"><text:span text:style-name="T1">Note:</text:span> you find more about this in “minsoc.pdf” chapter 3.1 Bootstrapping: a tiny bootloader. </text:p>
      <text:p text:style-name="Text_20_body"/>
      <text:h text:style-name="P49" text:outline-level="3">How to include a 8 bit module to the SoC? </text:h>
      <text:p text:style-name="P24"><text:span text:style-name="T3">Answer: </text:span><text:span text:style-name="T31">Modules are connected to the Wishbone 32 bit interconnect, to which all SoC modules are connected and can thus communicate. If you want to connect a</text:span><text:span text:style-name="T33">n</text:span><text:span text:style-name="T31"> 8 bit module to the 32 bit interconnect you need a </text:span><text:span text:style-name="T32">bridge</text:span><text:span text:style-name="T31">, which resolves the non-aligned memory accesses to the right address and </text:span><text:span text:style-name="T33">forwards the right Byte data to the </text:span><text:span text:style-name="T31">8 bits on the other end. To do so, you need to connect the </text:span><text:span text:style-name="T32">module “minsoc_wb_32_8_bridge” to the interconnect and the </text:span><text:span text:style-name="T33">8 bit</text:span><text:span text:style-name="T32"> module on the other end. The module “minsoc_wb_32_8_bridge” can be found under “minsoc/utils/”. </text:span></text:p>
      <text:p text:style-name="P10"><text:span text:style-name="T32">Once the hardware is ready, you have to take special care while programing your firmware not to issue </text:span><text:soft-page-break/><text:span text:style-name="T32">32 bit accesses to a</text:span><text:span text:style-name="T34">n</text:span><text:span text:style-name="T32"> 8 bit module. That can be easily done by using the right macros to do so:</text:span></text:p>
      <text:p text:style-name="P28">#define REG8(add) *((volatile unsigned char *)(add)) <text:line-break/>#define REG16(add) *((volatile unsigned short *)(add)) <text:line-break/>#define REG32(add) *((volatile unsigned long *)(add)) </text:p>
      <text:p text:style-name="P27"><text:span text:style-name="T38">These m</text:span><text:span text:style-name="T36">acros </text:span><text:span text:style-name="T38">are found in </text:span><text:span text:style-name="T36">the provided support library (“minsoc/sw/support/support.</text:span><text:span text:style-name="T37">h</text:span><text:span text:style-name="T36">”)</text:span></text:p>
      <text:p text:style-name="P31">To access 8 bit modules, use only <text:span text:style-name="T1">REG8</text:span>. That assures that the instruction l.sb is used and not l.sw. The former stores a byte, while the latter a word. </text:p>
      <text:p text:style-name="P31">For more information about how to include new modules to the system, please refer to “doc/minsoc.pdf” “2.2.2 <text:s/>Attaching Modules to the System”. </text:p>
      <text:p text:style-name="P30"><text:span text:style-name="T32">For a discussion about using a 32 to 8 bit Wishbone bridge, refer to the foll</text:span><text:span text:style-name="T35">o</text:span><text:span text:style-name="T32">wing link: </text:span><text:a xlink:type="simple" xlink:href="http://opencores.org/forum,OpenRISC,0,3552"><text:span text:style-name="T32">http://opencores.org/forum,OpenRISC,0,3552</text:span></text:a></text:p>
      <text:p text:style-name="P31"/>
      <text:h text:style-name="P45" text:outline-level="1">Advanced Debug System</text:h>
      <text:h text:style-name="Heading_20_2" text:outline-level="2">Problems</text:h>
      <text:h text:style-name="Heading_20_3" text:outline-level="3">I have problems compiling the adv_jtag_bridge, what is going on?</text:h>
      <text:p text:style-name="Text_20_body"><text:span text:style-name="T1">Answer: </text:span><text:span text:style-name="Emphasis"><text:span text:style-name="T13">If you set in Makefile SUPPORT_PARALLEL_CABLES to true, you will need libioperm </text:span></text:span><text:span text:style-name="Emphasis"><text:span text:style-name="T13">under Cygwin, for Linux this option is standard. </text:span></text:span></text:p>
      <text:p text:style-name="Text_20_body"><text:span text:style-name="Emphasis"><text:span text:style-name="T13"><text:tab/>Under Cygwin: run Cygwin setup.exe and select “libioperm”</text:span></text:span></text:p>
      <text:p text:style-name="Text_20_body"><text:span text:style-name="Emphasis"><text:span text:style-name="T13">If you set in Makefile SUPPORT_USB_CABLES and SUPPORT_FTDI_CABLES to true, you need libusb and libftdi:</text:span></text:span></text:p>
      <text:p text:style-name="Text_20_body"><text:span text:style-name="Emphasis"><text:span text:style-name="T13"><text:tab/>Under Linux: install libusb (http://www.libusb.org/) and libftdi </text:span></text:span></text:p>
      <text:p text:style-name="Text_20_body"><text:span text:style-name="Emphasis"><text:span text:style-name="T13"><text:tab/><text:tab/>(http://www.intra2net.com/en/developer/libftdi/)</text:span></text:span></text:p>
      <text:p text:style-name="Text_20_body"><text:span text:style-name="Emphasis"><text:span text:style-name="T13"><text:tab/>Under Debian based distributions: sudo apt-get install libusb-dev libftdi-dev</text:span></text:span></text:p>
      <text:p text:style-name="Text_20_body"><text:span text:style-name="Emphasis"><text:span text:style-name="T13"><text:tab/>Under Cygwin: run Cygwin setup.exe and select “libusb-win32”</text:span></text:span></text:p>
      <text:p text:style-name="Text_20_body"><text:span text:style-name="Emphasis"><text:span text:style-name="T13"><text:tab/><text:tab/>-install libftdi from: http://www.intra2net.com/en/developer/libftdi/</text:span></text:span></text:p>
      <text:h text:style-name="Heading_20_3" text:outline-level="3">Adv_jtag_bridge does not connect to my cable, why?</text:h>
      <text:p text:style-name="Text_20_body"><text:span text:style-name="T1">Example </text:span><text:span text:style-name="T2">1</text:span><text:span text:style-name="T1">:</text:span> 'Failed to find USB-Blaster'</text:p>
      <text:p text:style-name="Text_20_body"><text:span text:style-name="T1">Answer: </text:span>Nathan Yawn: “It should be possible. The error you are seeing basically means that libUSB enumerated all USB devices, but did not find one with the manufacturer / device ID combo it was looking for (09FB:6001). What are using for your development system? <text:line-break/><text:line-break/>If it's windows/cygwin, make sure you have a libUSB filter installed for the USBBlaster, then run the libUSB test program and see what devices it shows. If it shows a USBBlaster with a different ID, then you can change the ID in cable_usbblaster.c to match. If it shows nothing, then you need to set up libUSB correctly. If you don't know what it shows, send me the output and I'll take a look. <text:line-break/><text:line-break/><text:soft-page-break/>If you're using Linux, then I think "lsusb" will show all the USB devices in the system. Again, look for a USBBlaster and see if it's ID matches, and if you can't tell what's there, send me the output.”</text:p>
      <text:p text:style-name="Text_20_body"/>
      <text:p text:style-name="P6"><text:span text:style-name="T2">Example 2a/b: </text:span><text:span text:style-name="Emphasis"><text:span text:style-name="T10">sudo adv_jtag_bridge </text:span></text:span><text:span text:style-name="Emphasis"><text:span text:style-name="T12">xpc_usb</text:span></text:span></text:p>
      <text:p text:style-name="P6"><text:span text:style-name="Emphasis"><text:span text:style-name="T9">Enumerating JTAG chain... <text:line-break/>WARNING: maximum supported devices on JTAG chain (1024) exceeded. <text:line-break/><text:line-break/>Devices on JTAG chain: <text:line-break/>Index Name ID Code IR Length <text:line-break/>---------------------------------------------------------------- <text:line-break/>0: (unknown) 0xFFFFFFFF -1 <text:line-break/>1: (unknown) 0xFFFFFFFF -1 <text:line-break/>2: (unknown) 0xFFFFFFFF -1 <text:line-break/>3: (unknown) 0xFFFFFFFF -1 <text:line-break/>. </text:span></text:span></text:p>
      <text:p text:style-name="P22">1022: (unknown) 0xFFFFFFFF -1</text:p>
      <text:p text:style-name="P22">1023: (unknown) 0xFFFFFFFF -1</text:p>
      <text:p text:style-name="P22"/>
      <text:p text:style-name="P22">Target device 0, JTAG ID = 0xffffffff</text:p>
      <text:p text:style-name="P22">ERROR! Unable to autoprobe IR length for device index 0;  Must set IR size on command line. Aborting.</text:p>
      <text:p text:style-name="P6"><text:span text:style-name="Emphasis"><text:span text:style-name="T13"/></text:span></text:p>
      <text:p text:style-name="P12"><text:span text:style-name="Emphasis"><text:span text:style-name="T20">Answer </text:span></text:span><text:span text:style-name="Emphasis"><text:span text:style-name="T21">a: (xpc_usb/Xilinx DLC9 cable)</text:span></text:span><text:span text:style-name="Emphasis"><text:span text:style-name="T20">:</text:span></text:span><text:span text:style-name="Emphasis"><text:span text:style-name="T13"> </text:span></text:span><text:span text:style-name="Emphasis"><text:span text:style-name="T15">Nathan Yawn: </text:span></text:span><text:span text:style-name="T2">“</text:span><text:span text:style-name="T27">The Xilinx Parallel Cable DLC9 is not publicly documented. Downloading a bitstream to the FPGA puts the DLC9 into a mode from which we cannot recover. The cable must be unplugged from the workstation an re-attached before it can be used with adv_jtag_bridge. (In some cases, unlocking the cable in Impact has been reported to work.)” </text:span></text:p>
      <text:p text:style-name="P16"><text:span text:style-name="T50">Discussion about this problem: </text:span><text:a xlink:type="simple" xlink:href="http://opencores.org/forum,OpenRISC,0,3624"><text:span text:style-name="T50">http://opencores.org/forum,OpenRISC,0,3624</text:span></text:a></text:p>
      <text:p text:style-name="P13"><text:span text:style-name="T4">Difficulty:</text:span><text:span text:style-name="T46"> </text:span><text:span text:style-name="T45">Many current boards are being delivered with the DLC9 cable already on-board. That means that only a regular USB cable is connected between computer and board, without the old-sty</text:span><text:span text:style-name="T46">l</text:span><text:span text:style-name="T45">e DLC9 cable-box in between. </text:span><text:span text:style-name="T46">However, that makes it impossible to reset the cable without powering off the entire board, losing the FPGA configuration on the process. If unlocking the cable in Impact does not work, there is no direct way for adv_jtag_bridge to use the connection. </text:span></text:p>
      <text:p text:style-name="P15"><text:span text:style-name="T46">To circumvent that, you </text:span><text:span text:style-name="T48">have two options: </text:span></text:p>
      <text:p text:style-name="P15"><text:span text:style-name="T6">Option 1:</text:span><text:span text:style-name="T48"> </text:span><text:span text:style-name="T51">Y</text:span><text:span text:style-name="T48">ou </text:span><text:span text:style-name="T49">can</text:span><text:span text:style-name="T46"> write the bitfile to an available on-board memory, from which the FPGA can </text:span><text:span text:style-name="T51">self-</text:span><text:span text:style-name="T46">configure on power-on. This way the FPGA is already configured on power-on and the cable is unlocked, enabling the use of the adv_jtag_bridge. </text:span></text:p>
      <text:p text:style-name="P14"><text:span text:style-name="T6">Option 2:</text:span><text:span text:style-name="T48"> </text:span><text:span text:style-name="T46">For t</text:span><text:span text:style-name="T49">his</text:span><text:span text:style-name="T46"> solution, a real JTAG cable is necessary. Furthermore, the </text:span><text:span text:style-name="T47">generic JTAG tap has to be used instead of the one available on the FPGA. That is done by uncommenting “`define GENERIC_TAP” and commenting out “`define FPGA_TAP”. That also requires free FPGA pins available as board pins, that will be connected to the JTAG cable. The FPGA pins have to be bound to the SoC by the definition of a constraint file (e.g. ucf file under Xilinx). </text:span></text:p>
      <text:p text:style-name="P14"><text:span text:style-name="T5">Example:</text:span><text:span text:style-name="T47"> </text:span></text:p>
      <text:p text:style-name="P12"><text:span text:style-name="T46">“</text:span><text:span text:style-name="T47">minsoc/rtl/verilog/minsoc_defines.v”:</text:span></text:p>
      <text:p text:style-name="P29">// </text:p>
      <text:p text:style-name="P29">// TAP selection </text:p>
      <text:p text:style-name="P29">// </text:p>
      <text:p text:style-name="P29"><text:soft-page-break/>`define GENERIC_TAP </text:p>
      <text:p text:style-name="P29">//`define FPGA_TAP</text:p>
      <text:p text:style-name="P32">“minsoc/backend/spartan3a_dsp_kit.ucf”:</text:p>
      <text:p text:style-name="P29">########################### </text:p>
      <text:p text:style-name="P29">## </text:p>
      <text:p text:style-name="P29">## JTAG </text:p>
      <text:p text:style-name="P29">## </text:p>
      <text:p text:style-name="P29">#net "jtag_tms" loc = "aa23";<text:tab/><text:tab/><text:tab/><text:tab/><text:tab/>#SAM D0 </text:p>
      <text:p text:style-name="P29">#net "jtag_tdi" loc = "u20"; <text:s text:c="2"/><text:tab/><text:tab/><text:tab/><text:tab/><text:tab/>#SAM D2 </text:p>
      <text:p text:style-name="P29">#net "jtag_tdo" loc = "aa25"; <text:s text:c="2"/><text:tab/><text:tab/><text:tab/><text:tab/><text:tab/>#SAM D4 </text:p>
      <text:p text:style-name="P29">#net "jtag_tck" loc = "u18" | CLOCK_DEDICATED_ROUTE = FALSE; <text:s text:c="2"/><text:tab/>#SAM D6 </text:p>
      <text:p text:style-name="P29">#net "jtag_gnd" loc = "y23"; <text:s/><text:tab/><text:tab/><text:tab/><text:tab/><text:tab/>#SAM D8 </text:p>
      <text:p text:style-name="P29">#net "jtag_vref" loc = "t20"; <text:tab/><text:tab/><text:tab/><text:tab/><text:tab/>#SAM D10 </text:p>
      <text:p text:style-name="P29">###########################</text:p>
      <text:p text:style-name="P17"/>
      <text:p text:style-name="P4"><text:span text:style-name="T27">Answer b: (</text:span><text:span text:style-name="T28">a</text:span><text:span text:style-name="T27">ll other cables) </text:span><text:span text:style-name="Emphasis"><text:span text:style-name="T14">This implies that you are using the wrong cable or wrong cable support, either you are selecting the wrong cable (xpc3, xess, usbblaster, xpc_usb, ft2232), or you are using the wrong implementation for your cable. Wrong selection of implementation occurs especially for Altera USBBlasters. They have two different implementations, a libftdi based and a libusb based. </text:span></text:span></text:p>
      <text:p text:style-name="P6"><text:span text:style-name="Emphasis"><text:span text:style-name="T13">You can solve the wrong cable selection by selecting the right cable. </text:span></text:span></text:p>
      <text:p text:style-name="P6"><text:span text:style-name="Emphasis"><text:span text:style-name="T13">The cable with wrong implementation can be solved by changing adv_jtag_bridge Makefile:</text:span></text:span></text:p>
      <text:p text:style-name="P6"><text:span text:style-name="Emphasis"><text:span text:style-name="T13"><text:tab/>SUPPORT_FTDI_CABLES=true</text:span></text:span></text:p>
      <text:p text:style-name="P6"><text:span text:style-name="Emphasis"><text:span text:style-name="T13"><text:tab/>USE_ALT_FTDI_USBBLASTER_DRIVER=true</text:span></text:span></text:p>
      <text:p text:style-name="P6"><text:span text:style-name="Emphasis"><text:span text:style-name="T13">Recompile and then try again. </text:span></text:span></text:p>
      <text:p text:style-name="P4"><text:span text:style-name="Emphasis"><text:span text:style-name="T23">Note:</text:span></text:span><text:span text:style-name="Emphasis"><text:span text:style-name="T19"> Further information about cables can be found under “rtl/verilog/adv_debug_sys/Software/adv_jtag_bridge/doc/adv_jtag_bridge.pdf”</text:span></text:span></text:p>
      <text:h text:style-name="Heading_20_3" text:outline-level="3">Adv_jtag_bridge does not enumerate my device, why?</text:h>
      <text:p text:style-name="Text_20_body"><text:span text:style-name="Emphasis"><text:span text:style-name="T20">Example:</text:span></text:span><text:span text:style-name="Emphasis"><text:span text:style-name="T13"> </text:span></text:span><text:span text:style-name="Emphasis"><text:span text:style-name="T9">adv_jtag_bridge xpc_usb<text:line-break/>Found Xilinx Platform Cable USB (DLC9)<text:line-break/>Found Xilinx Platform Cable USB (DLC9)<text:line-break/>firmware version = 0x0404 (1028)<text:line-break/>cable CPLD version = 0x0012 (18)<text:line-break/>Enumerating JTAG chain...<text:line-break/><text:line-break/>Devices on JTAG chain:<text:line-break/>Index   Name            ID Code         IR Length<text:line-break/>----------------------------------------------------------------<text:line-break/>0:      (unknown)       0x06E5E093      -1<text:line-break/>1:      (unknown)       0xF5046093      -1<text:line-break/>2:      XC3S500E_FG320  0x41C22093      6<text:line-break/><text:line-break/>Target device 0, JTAG ID = 0x06e5e093</text:span></text:span></text:p>
      <text:p text:style-name="P21"><text:soft-page-break/>ERROR! Unable to autoprobe IR length for device index 0;  Must set IR<text:line-break/>size on command line. Aborting.</text:p>
      <text:p text:style-name="Text_20_body"><text:span text:style-name="Emphasis"><text:span text:style-name="T13"/></text:span></text:p>
      <text:p text:style-name="Text_20_body"><text:span text:style-name="Emphasis"><text:span text:style-name="T20">Answer: </text:span></text:span><text:span text:style-name="Emphasis"><text:span text:style-name="T13">What occurs here is that the adv_jtag_bridge does not know which protocol the target chip uses. You have two options:</text:span></text:span></text:p>
      <text:list xml:id="list198031153" text:style-name="L5">
        <text:list-item>
          <text:p text:style-name="P41"><text:span text:style-name="Emphasis"><text:span text:style-name="T13">That is generally solved by copying the bsdl files into your home directory. In this special case the FPGA chip is the third in the chain, in those cases the bsdl file for the two previous chips are also required for the automatic enumeration. So copying the respective bsdl files for the two </text:span></text:span><text:span text:style-name="Emphasis"><text:span text:style-name="T13">remaining chips solves the issue. </text:span></text:span></text:p>
        </text:list-item>
        <text:list-item>
          <text:p text:style-name="P41"><text:span text:style-name="Emphasis"><text:span text:style-name="T13">You input 3 configuration parameters besides of the cable type instead of relying on the bsdl files, for instance “adv_jtag_bridge -x2 -l 2:6 -c 0x02 xpc_usb”. The parameter 'x' informs the device index in the chain, 2 in this example. Then you need to find out (through bsdl file for instance) what is the USER1 command of your chip, xc3s500e_fg320.bsd:612:</text:span></text:span></text:p>
        </text:list-item>
      </text:list>
      <text:p text:style-name="Text_20_body"><text:span text:style-name="Emphasis"><text:span text:style-name="T13"><text:tab/><text:tab/>“USER1”<text:tab/>(000010),”</text:span></text:span></text:p>
      <text:list xml:id="list1120449407" text:style-name="L6">
        <text:list-header>
          <text:p text:style-name="P42"><text:span text:style-name="Emphasis"><text:span text:style-name="T13">The parameter 'l' informs first again the chip index '2' and then the bit width of the chain commands, in this case '6'. Finally, -c informs the USER1 command we just picked out from the bsdl file, it is given in binary format so “2'b10” corresponds to 2 or 0x02 for 6 bit width. </text:span></text:span></text:p>
        </text:list-header>
      </text:list>
      <text:p text:style-name="Text_20_body"><text:span text:style-name="Emphasis"><text:span text:style-name="T13"/></text:span></text:p>
      <text:h text:style-name="Heading_20_3" text:outline-level="3">Adv_jtag_bridge self test fails?</text:h>
      <text:p text:style-name="P8"><text:span text:style-name="Emphasis"><text:span text:style-name="T20">Answer: </text:span></text:span>I have the same problem here, do not start adv_jtag_bridge with the “-t” option. </text:p>
      <text:p text:style-name="P8"><text:span text:style-name="Emphasis"><text:span text:style-name="T13">Nathan Yawn: “Yes, there appears to be some incompatibility with the OR1200v3 and the self-test that the Advanced Debug System uses. Since the self-test hasn't changed any, there are two possibilities: <text:line-break/><text:line-break/>1. The self-test, which was written many years ago for jp2/OR1200v1, depends on some sort of non-spec behavior of the OR1200, which has been 'fixed' in OR1200v3. <text:line-break/><text:line-break/>2. The OR1200v3 is broken. <text:line-break/><text:line-break/>I haven't taken the time to figure out which it is, and at this point I'm not sure I care to. I'll try again once the new OR1200 has stabilized. <text:line-break/><text:line-break/>Warning: even if you disable the self-test, you'll still have problems with ADS and OR1200v3. When I've tried it, the system (repeatably) stops responding the third time I do a stepi. YMMV.”</text:span></text:span></text:p>
      <text:p text:style-name="P8"><text:span text:style-name="Emphasis"><text:span text:style-name="T13"/></text:span></text:p>
      <text:h text:style-name="Heading_20_3" text:outline-level="3"><text:span text:style-name="Emphasis"><text:span text:style-name="T30">GDB reports “Value being assigned to is no longer active.”, what happened?</text:span></text:span></text:h>
      <text:p text:style-name="P7"><text:span text:style-name="Emphasis"><text:span text:style-name="T22">Example: </text:span></text:span><text:span text:style-name="Emphasis"><text:span text:style-name="T11">(gdb) set $pc=0x100</text:span></text:span></text:p>
      <text:p text:style-name="P7"><text:span text:style-name="Emphasis"><text:span text:style-name="T11">Value being assigned to is no longer active.</text:span></text:span></text:p>
      <text:p text:style-name="P18"><text:span text:style-name="Emphasis"><text:span text:style-name="T22">Answer: </text:span></text:span>The adv_jtag_bridge connect the debug system to gdb, the GNU debugger. But the version <text:span text:style-name="T56">6.8 </text:span>of gdb has some issues, which have to be corrected before use. To do so, the adv_jtag_bridge software includes a patch for <text:span text:style-name="T56">it</text:span>. Save the patch to the gdb source code directory installed by the <text:soft-page-break/>toolchain installation script and patch it.</text:p>
      <text:p text:style-name="P19"><text:span text:style-name="Emphasis"><text:span text:style-name="T17">If you installed a binary version of the OR1000 GNU toolchain and see this, you will have to install it using the installation script. The installation script downloads the sources and compiles the software. After the script installation is done, you have to patch the gdb source and recompile it.</text:span></text:span></text:p>
      <text:list xml:id="list1991100097" text:style-name="L7">
        <text:list-item>
          <text:p text:style-name="P43">cp minsoc/rtl/verilog/adv_debug_sys/Software/adv_jtag_bridge/gdb-6.8-bz436037-reg-no-longer-active.patch toolchain_build_directory/gdb-6.8</text:p>
        </text:list-item>
        <text:list-item>
          <text:p text:style-name="P43">cd toolchain_build_directory/gdb-6.8</text:p>
        </text:list-item>
        <text:list-item>
          <text:p text:style-name="P43">patch -p1 &lt; gdb-6.8-bz436037-reg-no-longer-active.patch</text:p>
        </text:list-item>
        <text:list-item>
          <text:p text:style-name="P43">make</text:p>
        </text:list-item>
        <text:list-item>
          <text:p text:style-name="P43"><text:span text:style-name="Emphasis"><text:span text:style-name="T17">sudo make install</text:span></text:span></text:p>
        </text:list-item>
      </text:list>
      <text:p text:style-name="P9"><text:span text:style-name="Emphasis"><text:span text:style-name="T16">Nathan Yawn: </text:span></text:span><text:span text:style-name="Emphasis"><text:span text:style-name="T22">“</text:span></text:span><text:span text:style-name="Emphasis"><text:span text:style-name="T16">GDB 6.8 has a bug which prevents it from working when no stack frame is present (such as at start-up on a bare-metal debugger, such as this one). A simple patch applied to GDB will work around the problem (a general solution is not yet available). This patch can be found in the Patches/GDB6.8/ directory.” </text:span></text:span></text:p>
      <text:p text:style-name="P7"><text:span text:style-name="Emphasis"><text:span text:style-name="T16"/></text:span></text:p>
      <text:h text:style-name="Heading_20_3" text:outline-level="3">Adv_jtag_bridge “Ignoring packet error, continuing... “ problem:</text:h>
      <text:p text:style-name="P2"><text:span text:style-name="Emphasis"><text:span text:style-name="T20">Answer: </text:span></text:span>Nathan Yawn: “Ignoring packet error, continuing" means that GDB is timing out waiting for a response from a packet. In adv_jtag_bridge, rsp-server.c, set GDB_BUF_MAX back to it's original value of ((NUM_REGS) * 8 + 1). Smaller packets, done faster, GDB won't have to wait as long. Then, be patient. Things happen very slowly in simulation. Minutes, not seconds.” </text:p>
      <text:p text:style-name="P2"><text:span text:style-name="T1">Note: </text:span>same is true for xpc_usb and ftdi usbblaster, it seems. </text:p>
      <text:p text:style-name="P3">Static solution:</text:p>
      <text:p text:style-name="Text_20_body">Nathan Yawn: “In adv_jtag_bridge, open rsp-server.c in a text editor and change the GDB_BUF_MAX back to its earlier value of ((NUM_REGS) * 8 + 1).”</text:p>
      <text:p text:style-name="Text_20_body">Furthermore, ignore the “Ignoring packet error, continuing...”, it might take time to load depending on the cable.</text:p>
      <text:p text:style-name="Text_20_body"><text:span text:style-name="T1">Dynamic solution:</text:span> </text:p>
      <text:p text:style-name="Text_20_body">AhmedHMSoliman: “Use the following command before any other command in gdb to set the remote timeout at the first place.<text:line-break/><text:line-break/>"set remotetimeout 10" <text:line-break/><text:line-break/>and you can make sure time out was set to 10 seconds by using the following gdb command: <text:line-break/><text:line-break/>"show remotetimeout" <text:line-break/><text:line-break/>after that connect to remote target in the ordinary fashion: <text:line-break/><text:line-break/>"target remote :9999"”</text:p>
      <text:p text:style-name="Text_20_body">Furthermore, ignore the “Ignoring packet error, continuing...”, it might take time to load depending on <text:soft-page-break/>the cable.</text:p>
      <text:p text:style-name="Text_20_body"/>
      <text:h text:style-name="Heading_20_3" text:outline-level="3">Cannot step through instructions after breakpoints, what to do?</text:h>
      <text:p text:style-name="P11"><text:span text:style-name="T3">Answer: </text:span>Nathan Yawn: “This is a bug in the current versions of the OR1200 CPU (v3). The current version (SVN rev. 388) has a bug related to the hardware single-step function. The maintainers have improved the behavior some, but it's still a problem. <text:line-break/><text:line-break/>I recommend you checkout an older tag of the OR1200, and use that. Unless there's something in the OR1200v3 you really need, the OR1200v1 will work just fine, and it doesn't have the single-step bug.”</text:p>
      <text:p text:style-name="Text_20_body"/>
      <text:h text:style-name="P46" text:outline-level="2">Tweaks</text:h>
      <text:h text:style-name="Heading_20_3" text:outline-level="3"><text:span text:style-name="T39">I'm running adv_jtag_bridge under Linux. H</text:span>ow <text:span text:style-name="T39">do I use </text:span>adv_jtag_bridge with xpc3 or xess cables in non-privileged mode?</text:h>
      <text:p text:style-name="P23"><text:span text:style-name="T3">Answer: </text:span><text:span text:style-name="T40">The adv_jtag_bridge accesses the parallel port physical memory directly. The advantage of that code is that it is portable under Linux and Cygwin equally. However, the code can</text:span><text:span text:style-name="T52">not be</text:span><text:span text:style-name="T40"> run </text:span><text:span text:style-name="T54">by</text:span><text:span text:style-name="T40"> </text:span><text:span text:style-name="T41">a </text:span><text:span text:style-name="T40">non-privileged user </text:span><text:span text:style-name="T43">on</text:span><text:span text:style-name="T40"> </text:span><text:span text:style-name="T52">Linux</text:span><text:span text:style-name="T40">. </text:span><text:span text:style-name="T41">In order to avoid </text:span><text:span text:style-name="T53">this</text:span><text:span text:style-name="T44"> privilege requirement</text:span><text:span text:style-name="T41">, you have to </text:span><text:span text:style-name="T55">replace</text:span><text:span text:style-name="T41"> the “cable_parallel.c” file from adv_jtag_bridge </text:span><text:span text:style-name="T55">with</text:span><text:span text:style-name="T41"> the one provided by MinSoC under “minsoc/utils”. </text:span></text:p>
      <text:list xml:id="list744905972" text:style-name="L8">
        <text:list-item>
          <text:p text:style-name="P33"><text:span text:style-name="T41">cp minsoc/utils/cable_parallel.c </text:span><text:span text:style-name="T42">minsoc/rtl/verilog/adv_debug_sys/Software/adv_jtag_bridge</text:span><text:span text:style-name="T41">/cable_parallel.c</text:span></text:p>
        </text:list-item>
        <text:list-item>
          <text:p text:style-name="P34">cd minsod/rtl/verilog/adv_debug_sys/Software/adv_jtag_bridge</text:p>
        </text:list-item>
        <text:list-item>
          <text:p text:style-name="P34">make clean</text:p>
        </text:list-item>
        <text:list-item>
          <text:p text:style-name="P34">make</text:p>
        </text:list-item>
        <text:list-item>
          <text:p text:style-name="P34">sudo make install</text:p>
        </text:list-item>
      </text:list>
      <text:p text:style-name="P25">Now you can run adv_jtag_bridge for xpc3 and xess without issuing the sudo command or being ro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ul Fajardo</meta:initial-creator>
    <meta:creation-date>2010-09-23T15:52:39</meta:creation-date>
    <dc:date>2010-10-29T19:01:17</dc:date>
    <meta:editing-duration>PT11H25M04S</meta:editing-duration>
    <meta:editing-cycles>154</meta:editing-cycles>
    <meta:generator>OpenOffice.org/3.2$Linux OpenOffice.org_project/320m19$Build-9505</meta:generator>
    <meta:document-statistic meta:table-count="0" meta:image-count="0" meta:object-count="2" meta:page-count="13" meta:paragraph-count="226" meta:word-count="3929" meta:character-count="25403"/>
  </office:meta>
</office:document-meta>
</file>

<file path=Object 1/content.xml><?xml version="1.0" encoding="utf-8"?>
<math xmlns="http://www.w3.org/1998/Math/MathML">
  <semantics>
    <mrow>
      <mn>4</mn>
      <mi mathvariant="normal">⋅</mi>
      <msup>
        <mn>2</mn>
        <mi mathvariant="italic">MEMORYADRWIDTH</mi>
      </msup>
    </mrow>
    <annotation encoding="StarMath 5.0">4 cdot 2^MEMORYADRWIDTH</annotation>
  </semantics>
</math>
</file>

<file path=Object 2/content.xml><?xml version="1.0" encoding="utf-8"?>
<math xmlns="http://www.w3.org/1998/Math/MathML">
  <semantics>
    <mrow>
      <mn>4</mn>
      <mi mathvariant="normal">⋅</mi>
      <msup>
        <mn>2</mn>
        <mi mathvariant="italic">MEMORYADRWIDTH</mi>
      </msup>
    </mrow>
    <annotation encoding="StarMath 5.0">4 cdot 2^MEMORYADRWIDTH</annotation>
  </semantics>
</math>
</file>